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bf76"/>
    </style:style>
    <style:style style:name="P2" style:family="paragraph" style:parent-style-name="Heading_20_3">
      <style:text-properties officeooo:rsid="001ebf76"/>
    </style:style>
    <style:style style:name="P3" style:family="paragraph" style:parent-style-name="Heading_20_4">
      <style:text-properties officeooo:rsid="001ebf76"/>
    </style:style>
    <style:style style:name="P4" style:family="paragraph" style:parent-style-name="Heading_20_2">
      <style:text-properties officeooo:rsid="001ebf76"/>
    </style:style>
    <style:style style:name="P5" style:family="paragraph" style:parent-style-name="Heading_20_1">
      <style:text-properties officeooo:rsid="001ebf76" officeooo:paragraph-rsid="001ebf76"/>
    </style:style>
    <style:style style:name="P6" style:family="paragraph" style:parent-style-name="Heading_20_5">
      <style:text-properties officeooo:rsid="001ebf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eadline-1</text:h>
      <text:h text:style-name="P4" text:outline-level="2">Headline-2</text:h>
      <text:h text:style-name="P2" text:outline-level="3">Headline-3</text:h>
      <text:h text:style-name="P3" text:outline-level="4">Headline-4</text:h>
      <text:h text:style-name="P6" text:outline-level="5">Headline-5</text:h>
      <text:p text:style-name="P1">Standar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3:14:48</meta:creation-date>
    <meta:editing-duration>PT00H01M17S</meta:editing-duration>
    <meta:editing-cycles>3</meta:editing-cycles>
    <meta:generator>OpenOffice.org/3.2$Unix OpenOffice.org_project/320m19$Build-9505</meta:generator>
    <dc:date>2011-01-02T14:40:35</dc:date>
    <meta:document-statistic meta:table-count="0" meta:image-count="0" meta:object-count="0" meta:page-count="1" meta:paragraph-count="6" meta:word-count="6" meta:character-count="58"/>
  </office:meta>
</office:document-meta>
</file>